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259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4.316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text-properties fo:color="#000000" style:font-name="Segoe UI" fo:font-style="normal" fo:font-weight="bold" style:font-style-asian="normal" style:font-weight-asian="bold" style:font-style-complex="normal" style:font-weight-complex="bold"/>
    </style:style>
    <style:style style:name="P2"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13pt" fo:font-style="normal" fo:font-weight="bold" style:font-size-asian="13pt" style:font-style-asian="normal" style:font-weight-asian="bold" style:font-size-complex="13pt" style:font-style-complex="normal" style:font-weight-complex="bold"/>
    </style:style>
    <style:style style:name="P3" style:family="paragraph">
      <loext:graphic-properties draw:fill-color="#ffffff"/>
    </style:style>
    <style:style style:name="P4" style:family="paragraph">
      <style:text-properties fo:color="#000000"/>
    </style:style>
    <style:style style:name="P5"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13pt" style:font-size-asian="13pt" style:font-size-complex="13pt"/>
    </style:style>
    <style:style style:name="P6" style:family="paragraph">
      <style:text-properties fo:color="#000000" fo:font-size="32pt" style:font-size-asian="32pt" style:font-size-complex="32pt"/>
    </style:style>
    <style:style style:name="P7"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32pt" style:font-size-asian="32pt" style:font-size-complex="32pt"/>
    </style:style>
    <style:style style:name="P8" style:family="paragraph">
      <loext:graphic-properties draw:fill-color="#ffffff"/>
      <style:text-properties fo:font-size="20pt"/>
    </style:style>
    <style:style style:name="P9" style:family="paragraph">
      <style:text-properties fo:color="#000000" fo:font-size="32pt" fo:language="none" fo:country="none" style:font-size-asian="32pt" style:language-asian="none" style:country-asian="none" style:font-size-complex="32pt" style:language-complex="none" style:country-complex="none"/>
    </style:style>
    <style:style style:name="T1" style:family="text">
      <style:text-properties fo:color="#000000" style:font-name="Segoe UI" fo:font-size="28pt" fo:language="none" fo:country="none" fo:font-style="normal" style:text-underline-style="solid" style:text-underline-width="auto" style:text-underline-color="font-color" fo:font-weight="bold" style:font-size-asian="28pt" style:language-asian="none" style:country-asian="none" style:font-style-asian="normal" style:font-weight-asian="bold" style:font-size-complex="28pt" style:language-complex="none" style:country-complex="none" style:font-style-complex="normal" style:font-weight-complex="bold"/>
    </style:style>
    <style:style style:name="T2" style:family="text">
      <style:text-properties fo:color="#000000" style:font-name="Segoe UI" fo:font-size="32pt" fo:language="none" fo:country="none" fo:font-style="normal" style:text-underline-style="none" fo:font-weight="bold" style:font-size-asian="32pt" style:language-asian="none" style:country-asian="none" style:font-style-asian="normal" style:font-weight-asian="bold" style:font-size-complex="32pt" style:language-complex="none" style:country-complex="none" style:font-style-complex="normal" style:font-weight-complex="bold"/>
    </style:style>
    <style:style style:name="T3" style:family="text">
      <style:text-properties fo:color="#000000" style:text-position="super 58%" style:font-name="Segoe UI Semibold1" fo:font-size="32pt" fo:language="none" fo:country="none" fo:font-style="italic" style:text-underline-style="none" style:font-size-asian="32pt" style:language-asian="none" style:country-asian="none" style:font-style-asian="italic" style:font-size-complex="32pt" style:language-complex="none" style:country-complex="none" style:font-style-complex="italic"/>
    </style:style>
    <style:style style:name="T4" style:family="text">
      <style:text-properties fo:color="#000000" style:font-name="Segoe UI Semibold1" fo:font-size="32pt" fo:language="none" fo:country="none" fo:font-style="italic" style:text-underline-style="none"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3.876cm" svg:height="3.509cm" svg:x="2.101cm" svg:y="0.809cm">
          <draw:text-box>
            <text:p text:style-name="P1"><text:span text:style-name="T1">First Reading</text:span></text:p>
            <text:p text:style-name="P1"><text:span text:style-name="T2">Acts 1:1-11</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3.876cm" svg:height="7.766cm" svg:x="2.101cm" svg:y="0.809cm">
          <draw:text-box>
            <text:p text:style-name="P4"><text:span text:style-name="T3">1</text:span><text:span text:style-name="T4">In the first book, O Theophilus, I have dealt with all that Jesus began to do and teach, </text:span><text:span text:style-name="T3">2</text:span><text:span text:style-name="T4">until the day when he was taken up, after he had given commands through the Holy Spirit to the apostles whom he had chosen.</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5" draw:layer="layout" svg:width="23.876cm" svg:height="6.263cm" svg:x="2.101cm" svg:y="0.809cm">
          <draw:text-box>
            <text:p text:style-name="P4"><text:span text:style-name="T3">3</text:span><text:span text:style-name="T4">He presented himself alive to them after his suffering by many proofs, appearing to them during forty days and speaking about the kingdom of God.</text:span></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5" draw:layer="layout" svg:width="23.876cm" svg:height="6.263cm" svg:x="2.101cm" svg:y="0.809cm">
          <draw:text-box>
            <text:p text:style-name="P4"><text:span text:style-name="T3">4</text:span><text:span text:style-name="T4">And while staying with them he ordered them not to depart from Jerusalem, but to wait for the promise of the Father, which, he said, “you heard from me;</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3" draw:text-style-name="P5" draw:layer="layout" svg:width="23.876cm" svg:height="7.766cm" svg:x="2.101cm" svg:y="0.809cm">
          <draw:text-box>
            <text:p text:style-name="P4"><text:span text:style-name="T3">5</text:span><text:span text:style-name="T4">for John baptized with water, but you will be baptized with the Holy Spirit not many days from now.” </text:span><text:span text:style-name="T3">6</text:span><text:span text:style-name="T4">So when they had come together, they asked him, “Lord, will you at this time restore the kingdom to Israel?”</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3" draw:text-style-name="P5" draw:layer="layout" svg:width="23.876cm" svg:height="4.76cm" svg:x="2.101cm" svg:y="0.809cm">
          <draw:text-box>
            <text:p text:style-name="P4"><text:span text:style-name="T3">7</text:span><text:span text:style-name="T4">He said to them, “It is not for you to know times or seasons that the Father has fixed by his own authority.</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3" draw:text-style-name="P5" draw:layer="layout" svg:width="23.876cm" svg:height="6.263cm" svg:x="2.101cm" svg:y="0.809cm">
          <draw:text-box>
            <text:p text:style-name="P4"><text:span text:style-name="T3">8</text:span><text:span text:style-name="T4">But you will receive power when the Holy Spirit has come upon you, and you will be my witnesses in Jerusalem and in all Judea and Samaria, and to the end of the earth.”</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3" draw:text-style-name="P7" draw:layer="layout" svg:width="23.876cm" svg:height="4.76cm" svg:x="2.101cm" svg:y="0.809cm">
          <draw:text-box>
            <text:p text:style-name="P6"><text:span text:style-name="T3">9</text:span><text:span text:style-name="T4">And when he had said these things, as they were looking on, he was lifted up, and a cloud took him out of their sight.</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3" draw:text-style-name="P7" draw:layer="layout" svg:width="23.876cm" svg:height="4.76cm" svg:x="2.101cm" svg:y="0.809cm">
          <draw:text-box>
            <text:p text:style-name="P6"><text:span text:style-name="T3">10</text:span><text:span text:style-name="T4">And while they were gazing into heaven as he went, behold, two men stood by them in white robes,</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3" draw:text-style-name="P7" draw:layer="layout" svg:width="23.876cm" svg:height="7.766cm" svg:x="2.101cm" svg:y="0.809cm">
          <draw:text-box>
            <text:p text:style-name="P9"><text:span text:style-name="T3">11</text:span><text:span text:style-name="T4">and said, “Men of Galilee, why do you stand looking into heaven? This Jesus, who was taken up from you into heaven, will come in the same way as you saw him go into heaven.”</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_31_030_25_20Wt._25_20Intro-backgroundobjects">
      <style:graphic-properties draw:stroke="none" draw:fill="none" draw:fill-color="#ffffff" draw:auto-grow-height="false" fo:min-height="1.449cm"/>
    </style:style>
    <style:style style:name="Mpr5" style:family="presentation" style:parent-style-name="_31_030_25_20Wt._25_20Intro-backgroundobjects">
      <style:graphic-properties draw:stroke="none" draw:fill="none" draw:fill-color="#ffffff" draw:auto-grow-height="false" fo:min-height="1.397cm"/>
    </style:style>
    <style:style style:name="Mpr6"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21:57:20.475000000</meta:creation-date>
    <dc:title>Blue template</dc:title>
    <meta:editing-duration>PT8M2S</meta:editing-duration>
    <meta:editing-cycles>4</meta:editing-cycles>
    <meta:generator>LibreOffice/6.0.1.1$Windows_X86_64 LibreOffice_project/60bfb1526849283ce2491346ed2aa51c465abfe6</meta:generator>
    <dc:date>2018-05-08T22:26:28.125000000</dc:date>
    <meta:document-statistic meta:object-count="62"/>
  </office:meta>
</office:document-meta>
</file>